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1.8004166666667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1.64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0pt" style:use-optimal-row-height="true" fo:break-before="auto"/>
    </style:style>
    <style:style style:name="ro3" style:family="table-row">
      <style:table-row-properties style:row-height="210pt" style:use-optimal-row-height="tru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192.75pt" style:use-optimal-row-height="true" fo:break-before="auto"/>
    </style:style>
    <style:style style:name="ro8" style:family="table-row">
      <style:table-row-properties style:row-height="120pt" style:use-optimal-row-height="true" fo:break-before="auto"/>
    </style:style>
    <style:style style:name="ro9" style:family="table-row">
      <style:table-row-properties style:row-height="18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Erklärung</text:p>
          </table:table-cell>
          <table:table-cell office:value-type="string" table:style-name="ce2">
            <text:p>Beispiel</text:p>
          </table:table-cell>
          <table:table-cell office:value-type="string" table:style-name="ce2">
            <text:p>Bemerkung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bservable (<text:span text:style-name="T3">$</text:span>-Konvention)</text:p>
          </table:table-cell>
          <table:table-cell office:value-type="string" table:style-name="ce3">
            <text:p>Ein Observable ist ein "Datenstrom", den man abonnieren kann. Die<text:s/><text:span text:style-name="T3">$</text:span>-Endung ist<text:s/><text:span text:style-name="T2">nur Konvention</text:span><text:s/>– sie zeigt an:<text:s/><text:span text:style-name="T4">das ist ein Observable.</text:span></text:p>
          </table:table-cell>
          <table:table-cell office:value-type="string" table:style-name="ce4">
            <text:p>allUsers$ = this.allUsersSubject.asObservable();</text:p>
          </table:table-cell>
          <table:table-cell office:value-type="string" table:style-name="ce3">
            <text:p>Sehr hilfreich für Übersicht im Code. Wird oft bei<text:s/><text:span text:style-name="T3">BehaviorSubject</text:span><text:s/>o.<text:s/><text:span text:style-name="T3">Subject</text:span><text:s/>benutzt.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BehaviorSubject</text:p>
          </table:table-cell>
          <table:table-cell office:value-type="string" table:style-name="ce3">
            <text:p>Ein spezieller Observable-Typ, der<text:s/><text:span text:style-name="T2">immer den aktuellen Wert speichert</text:span><text:s/>und neuen Abonnenten<text:s/><text:span text:style-name="T2">den letzten Wert sofort gibt</text:span>.</text:p>
          </table:table-cell>
          <table:table-cell office:value-type="string" table:style-name="ce4">
            <text:p>private allUsersSubject = new BehaviorSubject&lt;User[]&gt;([]);</text:p>
          </table:table-cell>
          <table:table-cell office:value-type="string" table:style-name="ce3">
            <text:p>Super praktisch für "globale Zustände" wie Benutzerlisten oder Einstellungen.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asObservable()</text:p>
          </table:table-cell>
          <table:table-cell office:value-type="string" table:style-name="ce3">
            <text:p>Gibt nur das<text:s/><text:span text:style-name="T2">lesbare Observable</text:span><text:s/>zurück, damit andere Komponenten den Wert<text:s/><text:span text:style-name="T2">nicht direkt verändern</text:span><text:s/>können.</text:p>
          </table:table-cell>
          <table:table-cell office:value-type="string" table:style-name="ce4">
            <text:p>allUsers$ = this.allUsersSubject.asObservable();</text:p>
          </table:table-cell>
          <table:table-cell office:value-type="string" table:style-name="ce3">
            <text:p>Gute Praxis für Datenkapselung.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subscribe()</text:p>
          </table:table-cell>
          <table:table-cell office:value-type="string" table:style-name="ce3">
            <text:p>Methode, um sich<text:s/><text:span text:style-name="T2">auf ein Observable zu "abonnieren"</text:span><text:s/>– d.h. auf Wertänderungen zu reagieren.</text:p>
          </table:table-cell>
          <table:table-cell office:value-type="string" table:style-name="ce4">
            <text:p>this.usersSubscription = this.service.allUsers$.subscribe(users =&gt; { ... });</text:p>
          </table:table-cell>
          <table:table-cell office:value-type="string" table:style-name="ce3">
            <text:p>Wird z. B. in<text:s/><text:span text:style-name="T3">ngOnInit()</text:span><text:s/>genutzt.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Subscription</text:p>
          </table:table-cell>
          <table:table-cell office:value-type="string" table:style-name="ce3">
            <text:p>Eine Subscription ist das Objekt, das du beim<text:s/><text:span text:style-name="T3">subscribe()</text:span><text:s/>zurückbekommst. Es repräsentiert das aktive Abo.</text:p>
          </table:table-cell>
          <table:table-cell office:value-type="string" table:style-name="ce4">
            <text:p>private usersSubscription!: Subscription;</text:p>
          </table:table-cell>
          <table:table-cell office:value-type="string" table:style-name="ce3">
            <text:p>Kannst du in<text:s/><text:span text:style-name="T3">ngOnDestroy()</text:span><text:s/>mit<text:s/><text:span text:style-name="T3">.unsubscribe()</text:span><text:s/>beenden.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!:<text:span text:style-name="T1"><text:s/>(Non-null Assertion)</text:span></text:p>
          </table:table-cell>
          <table:table-cell office:value-type="string" table:style-name="ce3">
            <text:p>Sagt TypeScript:<text:s/><text:span text:style-name="T4">"Ich verspreche dir, dass diese Variable später gesetzt wird."</text:span><text:s/>Wird verwendet bei späterer Initialisierung.</text:p>
          </table:table-cell>
          <table:table-cell office:value-type="string" table:style-name="ce4">
            <text:p>private usersSubscription!: Subscription;</text:p>
          </table:table-cell>
          <table:table-cell office:value-type="string" table:style-name="ce3">
            <text:p>Vermeidet Typfehler ohne<text:s/><text:span text:style-name="T3">undefined</text:span>-Prüfung.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unsubscribe()</text:p>
          </table:table-cell>
          <table:table-cell office:value-type="string" table:style-name="ce3">
            <text:p>Beendet eine Subscription. Wichtig, damit du<text:s/><text:span text:style-name="T2">kein Memory Leak</text:span><text:s/>bekommst, wenn die Komponente zerstört wird.</text:p>
          </table:table-cell>
          <table:table-cell office:value-type="string" table:style-name="ce4">
            <text:p>this.usersSubscription.unsubscribe();</text:p>
          </table:table-cell>
          <table:table-cell office:value-type="string" table:style-name="ce3">
            <text:p>Immer in<text:s/><text:span text:style-name="T3">ngOnDestroy()</text:span><text:s/>aufrufen.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gOnDestroy()</text:p>
          </table:table-cell>
          <table:table-cell office:value-type="string" table:style-name="ce3">
            <text:p>Lifecycle-Methode von Angular, wird automatisch aufgerufen, wenn die Komponente<text:s/><text:span text:style-name="T2">gelöscht/entfernt</text:span><text:s/>wird.</text:p>
          </table:table-cell>
          <table:table-cell office:value-type="string" table:style-name="ce4">
            <text:p>ngOnDestroy() { this.usersSubscription.unsubscribe(); }</text:p>
          </table:table-cell>
          <table:table-cell office:value-type="string" table:style-name="ce3">
            <text:p>Ideal zum Aufräumen von Subscriptions.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filter()<text:span text:style-name="T1"><text:s/>(RxJS Operator)</text:span></text:p>
          </table:table-cell>
          <table:table-cell office:value-type="string" table:style-name="ce3">
            <text:p>Gibt nur Werte weiter, die einem bestimmten Kriterium entsprechen. In Kombination mit<text:s/><text:span text:style-name="T3">subscribe()</text:span><text:s/>sehr hilfreich.</text:p>
          </table:table-cell>
          <table:table-cell office:value-type="string" table:style-name="ce4">
            <text:p>.pipe(filter(users =&gt; users.length &gt; 0)).subscribe(...)</text:p>
          </table:table-cell>
          <table:table-cell office:value-type="string" table:style-name="ce3">
            <text:p>Reduziert unnötige Updates bei leeren Arrays o.ä.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takeUntil()<text:span text:style-name="T1"><text:s/>(RxJS)</text:span></text:p>
          </table:table-cell>
          <table:table-cell office:value-type="string" table:style-name="ce3">
            <text:p>Automatisches<text:s/><text:span text:style-name="T3">unsubscribe</text:span>, wenn ein anderes Observable ein Signal gibt. Ideal, um viele Subscriptions sauber zu beenden.</text:p>
          </table:table-cell>
          <table:table-cell office:value-type="string" table:style-name="ce4">
            <text:p>.pipe(takeUntil(this.destroy$)).subscribe(...)</text:p>
          </table:table-cell>
          <table:table-cell office:value-type="string" table:style-name="ce3">
            <text:p>Nutze mit<text:s/><text:span text:style-name="T3">Subject</text:span><text:s/>in<text:s/><text:span text:style-name="T3">ngOnDestroy()</text:span><text:s/>für elegantes Aufräumen.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onAuthStateChanged()</text:p>
          </table:table-cell>
          <table:table-cell office:value-type="string" table:style-name="ce3">
            <text:p>Firebase-Funktion, um den aktuellen eingeloggten Benutzer zu bekommen. Gibt automatisch Updates bei Login/Logout.</text:p>
          </table:table-cell>
          <table:table-cell office:value-type="string" table:style-name="ce4">
            <text:p>onAuthStateChanged(this.auth, user =&gt; { ... })</text:p>
          </table:table-cell>
          <table:table-cell office:value-type="string" table:style-name="ce3">
            <text:p>Wichtig für Auth-bezogene Daten (z. B. Userprofil).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BehaviorSubject.next()</text:p>
          </table:table-cell>
          <table:table-cell office:value-type="string" table:style-name="ce3">
            <text:p>Sendet einen neuen Wert an alle, die das Observable abonniert haben.</text:p>
          </table:table-cell>
          <table:table-cell office:value-type="string" table:style-name="ce4">
            <text:p>this.allUsersSubject.next(this.allUsers);</text:p>
          </table:table-cell>
          <table:table-cell office:value-type="string" table:style-name="ce3">
            <text:p>So „teilst“ du Daten z. B. nach Firebase-Aktualisierung.</text:p>
          </table:table-cell>
          <table:table-cell table:number-columns-repeated="16380"/>
        </table:table-row>
        <table:table-row table:style-name="ro9">
          <table:table-cell office:value-type="string" table:style-name="ce4">
            <text:p>this.route.queryParams</text:p>
          </table:table-cell>
          <table:table-cell office:value-type="string" table:style-name="ce3">
            <text:p>Holt URL-Parameter (z. B. für Passwort-Reset-Links). Reagiert automatisch auf Änderungen in der URL.</text:p>
          </table:table-cell>
          <table:table-cell office:value-type="string" table:style-name="ce4">
            <text:p>this.route.queryParams.subscribe(params =&gt; this.oobCode = params['oobCode']);</text:p>
          </table:table-cell>
          <table:table-cell office:value-type="string" table:style-name="ce3">
            <text:p>Praktisch für Auth, Deeplinks, etc.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Philip Tesch</meta:initial-creator>
    <dc:creator>Philip Tesch</dc:creator>
    <meta:creation-date>2025-04-21T18:47:01Z</meta:creation-date>
    <dc:date>2025-04-21T19:04:41Z</dc:date>
    <meta:editing-duration>PT0S</meta:editing-duration>
  </office:meta>
</office:document-meta>
</file>